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Desc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get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setConnections( Connections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setServiceUnits( ServiceUnitDesc [ ] service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Desc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